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思源黑體 TW Regular" svg:font-family="'思源黑體 TW Regular'" style:font-family-generic="system" style:font-pitch="variable"/>
  </office:font-face-decls>
  <office:automatic-styles>
    <style:style style:name="co1" style:family="table-column">
      <style:table-column-properties fo:break-before="auto" style:column-width="14.09mm"/>
    </style:style>
    <style:style style:name="co2" style:family="table-column">
      <style:table-column-properties fo:break-before="auto" style:column-width="71.88mm"/>
    </style:style>
    <style:style style:name="co3" style:family="table-column">
      <style:table-column-properties fo:break-before="auto" style:column-width="15.2mm"/>
    </style:style>
    <style:style style:name="co4" style:family="table-column">
      <style:table-column-properties fo:break-before="auto" style:column-width="21.2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syntax</text:p>
          </table:table-cell>
          <table:table-cell office:value-type="string" calcext:value-type="string">
            <text:p>time</text:p>
          </table:table-cell>
          <table:table-cell office:value-type="string" calcext:value-type="string">
            <text:p>ans</text:p>
          </table:table-cell>
        </table:table-row>
        <table:table-row table:style-name="ro1">
          <table:table-cell office:value-type="float" office:value="0" calcext:value-type="float">
            <text:p>0</text:p>
          </table:table-cell>
          <table:table-cell office:value-type="string" calcext:value-type="string">
            <text:p>SELECT COUNT(*) FROM records;</text:p>
          </table:table-cell>
          <table:table-cell office:value-type="float" office:value="21.69" calcext:value-type="float">
            <text:p>21.69</text:p>
          </table:table-cell>
          <table:table-cell office:value-type="float" office:value="35874731" calcext:value-type="float">
            <text:p>35874731</text:p>
          </table:table-cell>
        </table:table-row>
        <table:table-row table:style-name="ro1">
          <table:table-cell office:value-type="float" office:value="1" calcext:value-type="float">
            <text:p>1</text:p>
          </table:table-cell>
          <table:table-cell office:value-type="string" calcext:value-type="string">
            <text:p>SELECT COUNT(*) FROM (SELECT DISTINCT Origin, Dest FROM records) T;</text:p>
          </table:table-cell>
          <table:table-cell office:value-type="float" office:value="27.64" calcext:value-type="float">
            <text:p>27.64</text:p>
          </table:table-cell>
          <table:table-cell office:value-type="float" office:value="6901" calcext:value-type="float">
            <text:p>6901</text:p>
          </table:table-cell>
        </table:table-row>
        <table:table-row table:style-name="ro1">
          <table:table-cell office:value-type="float" office:value="2" calcext:value-type="float">
            <text:p>2</text:p>
          </table:table-cell>
          <table:table-cell office:value-type="string" calcext:value-type="string">
            <text:p>SELECT COUNT(*) FROM records WHERE Dest='JFK' AND ArrTime BETWEEN 60 AND 180;</text:p>
          </table:table-cell>
          <table:table-cell office:value-type="string" calcext:value-type="string">
            <text:p>6.11 sec</text:p>
          </table:table-cell>
          <table:table-cell office:value-type="float" office:value="303868" calcext:value-type="float">
            <text:p>303868</text:p>
          </table:table-cell>
        </table:table-row>
        <table:table-row table:style-name="ro1">
          <table:table-cell office:value-type="float" office:value="3" calcext:value-type="float">
            <text:p>3</text:p>
          </table:table-cell>
          <table:table-cell office:value-type="string" calcext:value-type="string">
            <text:p>SELECT model, COUNT(*) FROM plane_data WHERE model LIKE '737%' GROUP BY model;</text:p>
          </table:table-cell>
          <table:table-cell office:value-type="float" office:value="0.01" calcext:value-type="float">
            <text:p>0.01</text:p>
          </table:table-cell>
          <table:table-cell/>
        </table:table-row>
        <table:table-row table:style-name="ro1">
          <table:table-cell office:value-type="float" office:value="4" calcext:value-type="float">
            <text:p>4</text:p>
          </table:table-cell>
          <table:table-cell office:value-type="string" calcext:value-type="string">
            <text:p>CREATE INDEX i_rec ON records(TailNum); CREATE INDEX i_pla ON plane_data(tailnum); SELECT model, AVG(Distance)/AVG(ActualElapsedTime) AS AVG_speed FROM (SELECT model, ActualElapsedTime, Distance FROM records r RIGHT JOIN plane_data p ON r.TailNum=p.tailnum) T WHERE model IS NOT NULL AND Distance IS NOT NULL AND ActualElapsedTime IS NOT NULL AND ActualElapsedTime!=0 GROUP BY model; DROP INDEX i_rec ON records; DROP INDEX i_pla ON plane_data;</text:p>
          </table:table-cell>
          <table:table-cell office:value-type="string" calcext:value-type="string">
            <text:p>2min13.18+0.05+1min37.78=3min56.01</text:p>
          </table:table-cell>
          <table:table-cell/>
        </table:table-row>
        <table:table-row table:style-name="ro1">
          <table:table-cell office:value-type="float" office:value="5" calcext:value-type="float">
            <text:p>5</text:p>
          </table:table-cell>
          <table:table-cell table:number-columns-repeated="3"/>
        </table:table-row>
        <table:table-row table:style-name="ro1">
          <table:table-cell office:value-type="float" office:value="6" calcext:value-type="float">
            <text:p>6</text:p>
          </table:table-cell>
          <table:table-cell office:value-type="string" calcext:value-type="string">
            <text:p>SELECT DISTINCT model FROM plane_data WHERE model IS NOT NULL AND tailnum NOT IN (SELECT DISTINCT TailNum FROM records WHERE year='2008');</text:p>
          </table:table-cell>
          <table:table-cell office:value-type="string" calcext:value-type="string">
            <text:p>14min20.93</text:p>
          </table:table-cell>
          <table:table-cell/>
        </table:table-row>
        <table:table-row table:style-name="ro1">
          <table:table-cell office:value-type="float" office:value="7" calcext:value-type="float">
            <text:p>7</text:p>
          </table:table-cell>
          <table:table-cell table:number-columns-repeated="3"/>
        </table:table-row>
        <table:table-row table:style-name="ro1">
          <table:table-cell office:value-type="string" calcext:value-type="string">
            <text:p>8_week</text:p>
          </table:table-cell>
          <table:table-cell office:value-type="string" calcext:value-type="string">
            <text:p>SELECT CASE DayOfWeek WHEN 1 THEN 'MONDAY' WHEN 2 THEN 'TUESDAY' WHEN 3 THEN 'WEDNESDAY' WHEN 4 THEN 'THURSDAY' WHEN 5 THEN 'FRIDAY' WHEN 6 THEN 'SATURDAY' WHEN 7 THEN 'SUNDAY' END AS DayOfWeek , AVG(DepDelay) FROM records GROUP BY DayOfWeek;</text:p>
          </table:table-cell>
          <table:table-cell office:value-type="string" calcext:value-type="string">
            <text:p>36.12 sec</text:p>
          </table:table-cell>
          <table:table-cell/>
        </table:table-row>
        <table:table-row table:style-name="ro1">
          <table:table-cell office:value-type="string" calcext:value-type="string">
            <text:p>8_time</text:p>
          </table:table-cell>
          <table:table-cell office:value-type="string" calcext:value-type="string">
            <text:p>SELECT <text:s/>ROUND(CRSDepTime/100, 0)+'hour' AS hour, AVG(ArrDelay) FROM records GROUP BY ROUND(CRSDepTime/100, 0);</text:p>
          </table:table-cell>
          <table:table-cell office:value-type="string" calcext:value-type="string">
            <text:p>52.60 sec</text:p>
          </table:table-cell>
          <table:table-cell/>
        </table:table-row>
        <table:table-row table:style-name="ro1">
          <table:table-cell table:number-columns-repeated="4"/>
        </table:table-row>
        <table:table-row table:style-name="ro1">
          <table:table-cell office:value-type="string" calcext:value-type="string">
            <text:p>10_weather</text:p>
          </table:table-cell>
          <table:table-cell office:value-type="string" calcext:value-type="string">
            <text:p>SELECT AVG(WeatherDelay) AS avg_delay FROM records;</text:p>
          </table:table-cell>
          <table:table-cell office:value-type="float" office:value="31.24" calcext:value-type="float">
            <text:p>31.24</text:p>
          </table:table-cell>
          <table:table-cell office:value-type="float" office:value="0.6963" calcext:value-type="float">
            <text:p>0.6963</text:p>
          </table:table-cell>
        </table:table-row>
        <table:table-row table:style-name="ro1">
          <table:table-cell office:value-type="string" calcext:value-type="string">
            <text:p>10_season</text:p>
          </table:table-cell>
          <table:table-cell office:value-type="string" calcext:value-type="string">
            <text:p>SELECT season, SUM(ArrDelay) AS sum_delay FROM (SELECT ArrDelay, CASE WHEN Month IN (3,4,5) THEN 'Sprin' WHEN Month IN (6,7,8) THEN 'Summer' WHEN Month IN (9,10,11) THEN 'FALL' WHEN Month IN (12,1,2) THEN 'Winter' END AS season FROM records) T GROUP BY season ORDER BY FIELD(season, 'Spring', 'Summer', 'Fall', 'Winter');</text:p>
          </table:table-cell>
          <table:table-cell office:value-type="float" office:value="53.57" calcext:value-type="float">
            <text:p>53.57</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思源黑體 TW Regular" svg:font-family="'思源黑體 TW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TW"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思源黑體 TW Regular" style:font-family-asian="'思源黑體 TW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2">0000/00/00</text:date>, <text:time style:data-style-name="N2" text:time-value="12:43:02.0372353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Lee</meta:initial-creator>
    <meta:creation-date>2016-04-18T10:31:25.473432050</meta:creation-date>
    <dc:date>2016-04-22T22:17:58.070637319</dc:date>
    <dc:creator>Gavin Lee</dc:creator>
    <meta:editing-duration>P1DT4H39M8S</meta:editing-duration>
    <meta:editing-cycles>10</meta:editing-cycles>
    <meta:generator>LibreOffice/5.0.5.2$Linux_X86_64 LibreOffice_project/00$Build-2</meta:generator>
    <meta:document-statistic meta:table-count="1" meta:cell-count="39" meta:object-count="0"/>
  </office:meta>
</office:document-meta>
</file>